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4" style:family="paragraph" style:parent-style-name="Standard">
      <style:text-properties fo:font-size="11pt" fo:font-weight="normal" officeooo:rsid="000c3fb1" style:font-size-asian="11pt" style:font-weight-asian="normal" style:font-size-complex="11pt" style:font-weight-complex="normal"/>
    </style:style>
    <style:style style:name="P5" style:family="paragraph" style:parent-style-name="Standard">
      <style:text-properties fo:font-size="11pt" fo:font-weight="normal" officeooo:rsid="000fe8a2" officeooo:paragraph-rsid="000fe8a2" style:font-size-asian="11pt" style:font-weight-asian="normal" style:font-size-complex="11pt" style:font-weight-complex="normal"/>
    </style:style>
    <style:style style:name="P6" style:family="paragraph" style:parent-style-name="Standard">
      <style:text-properties fo:font-size="11pt" fo:font-weight="bold" officeooo:rsid="000c3fb1" style:font-size-asian="11pt" style:font-weight-asian="bold" style:font-size-complex="11pt" style:font-weight-complex="bold"/>
    </style:style>
    <style:style style:name="P7" style:family="paragraph" style:parent-style-name="Standard">
      <style:text-properties fo:font-size="11pt" fo:font-style="normal" fo:font-weight="normal" officeooo:rsid="000fe8a2" officeooo:paragraph-rsid="000fe8a2"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110549" officeooo:paragraph-rsid="00110549"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124d65" officeooo:paragraph-rsid="00124d65" style:font-size-asian="11pt" style:font-style-asian="normal" style:font-weight-asian="normal" style:font-size-complex="11pt" style:font-style-complex="normal" style:font-weight-complex="normal"/>
    </style:style>
    <style:style style:name="P10" style:family="paragraph" style:parent-style-name="Standard">
      <style:text-properties fo:font-size="11pt" fo:font-style="normal" fo:font-weight="bold" officeooo:rsid="000fe8a2" officeooo:paragraph-rsid="000fe8a2" style:font-size-asian="11pt" style:font-style-asian="normal" style:font-weight-asian="bold" style:font-size-complex="11pt" style:font-style-complex="normal" style:font-weight-complex="bold"/>
    </style:style>
    <style:style style:name="P11" style:family="paragraph" style:parent-style-name="Standard">
      <style:text-properties fo:font-size="11pt" fo:font-style="normal" fo:font-weight="bold" officeooo:rsid="000fe8a2" officeooo:paragraph-rsid="00110549" style:font-size-asian="11pt" style:font-style-asian="normal" style:font-weight-asian="bold" style:font-size-complex="11pt" style:font-style-complex="normal" style:font-weight-complex="bold"/>
    </style:style>
    <style:style style:name="P12" style:family="paragraph" style:parent-style-name="Standard">
      <style:text-properties fo:font-size="11pt" fo:font-style="normal" fo:font-weight="bold" officeooo:rsid="00110549" officeooo:paragraph-rsid="00110549" style:font-size-asian="11pt" style:font-style-asian="normal" style:font-weight-asian="bold" style:font-size-complex="11pt" style:font-style-complex="normal" style:font-weight-complex="bold"/>
    </style:style>
    <style:style style:name="P13" style:family="paragraph" style:parent-style-name="Standard">
      <style:text-properties fo:font-size="11pt" fo:font-style="normal" style:text-underline-style="solid" style:text-underline-width="auto" style:text-underline-color="font-color" fo:font-weight="normal" officeooo:rsid="000fe8a2" officeooo:paragraph-rsid="000fe8a2" style:font-size-asian="11pt" style:font-style-asian="normal" style:font-weight-asian="normal" style:font-size-complex="11pt" style:font-style-complex="normal" style:font-weight-complex="normal"/>
    </style:style>
    <style:style style:name="P14" style:family="paragraph" style:parent-style-name="Standard">
      <style:text-properties fo:font-size="11pt" fo:font-style="normal" style:text-underline-style="solid" style:text-underline-width="auto" style:text-underline-color="font-color" fo:font-weight="normal" officeooo:rsid="000fe8a2" officeooo:paragraph-rsid="00110549" style:font-size-asian="11pt" style:font-style-asian="normal" style:font-weight-asian="normal" style:font-size-complex="11pt" style:font-style-complex="normal" style:font-weight-complex="normal"/>
    </style:style>
    <style:style style:name="P15" style:family="paragraph" style:parent-style-name="Standard">
      <style:text-properties fo:font-size="11pt" fo:font-style="normal" style:text-underline-style="solid" style:text-underline-width="auto" style:text-underline-color="font-color" fo:font-weight="bold" officeooo:rsid="000fe8a2" officeooo:paragraph-rsid="000fe8a2" style:font-size-asian="11pt" style:font-style-asian="normal" style:font-weight-asian="bold" style:font-size-complex="11pt" style:font-style-complex="normal" style:font-weight-complex="bold"/>
    </style:style>
    <style:style style:name="T1" style:family="text">
      <style:text-properties officeooo:rsid="000fe8a2"/>
    </style:style>
    <style:style style:name="T2" style:family="text">
      <style:text-properties style:text-underline-style="none"/>
    </style:style>
    <style:style style:name="T3" style:family="text">
      <style:text-properties style:text-underline-style="none" officeooo:rsid="001105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aktikum <text:span text:style-name="T1">8</text:span>:</text:p>
      <text:p text:style-name="P1"/>
      <text:p text:style-name="P2">Aufgabe 1:</text:p>
      <text:p text:style-name="P4"/>
      <text:p text:style-name="P6">a) Was ist der Unterschied zwischen CPU-lastigen und I/O-lastigen Threads?</text:p>
      <text:p text:style-name="P6"/>
      <text:p text:style-name="P5">I/O lastigen brauchen wenig CPU Rechenzeit und warten oft auf Eingaben, Netzwerkpakete, etc… .</text:p>
      <text:p text:style-name="P5">CPU-lastigen brauchen viel CPU Rechenzeiz und wenig I/O Operationen.</text:p>
      <text:p text:style-name="P5"/>
      <text:p text:style-name="P10">b) Welche Kriterien sind bei der Stapelverarbeitung, interaktiven Systemen und Echtzeit-</text:p>
      <text:p text:style-name="P10">systemen jeweils am wichtigsten?</text:p>
      <text:p text:style-name="P10"/>
      <text:p text:style-name="P7">Fairness, Prioritäten, Ressourcen-Balance bei allen dreien.</text:p>
      <text:p text:style-name="P13">Stapelverarbeitung:<text:span text:style-name="T2"> Durchstatz, Ausführungsdauer, CPU-Auslastung</text:span></text:p>
      <text:p text:style-name="P13">Interaktives System:<text:span text:style-name="T2"> Reaktionszeit, Proportionalität</text:span></text:p>
      <text:p text:style-name="P13">Echtzeitsystem:<text:span text:style-name="T2"> Reaktionszeit, Deadlines, Vorhersehbarkeit(Determinismus?)</text:span></text:p>
      <text:p text:style-name="P13"><text:span text:style-name="T2"/></text:p>
      <text:p text:style-name="P15"><text:span text:style-name="T2">c) Für welche der traditionellen Scheduling-Verfahren FCFS, SJF und SRT ist eine</text:span></text:p>
      <text:p text:style-name="P15"><text:span text:style-name="T2">Schätzung der verbleibenden Laufzeit notwendig?</text:span></text:p>
      <text:p text:style-name="P15"><text:span text:style-name="T2"/></text:p>
      <text:p text:style-name="P14"><text:span text:style-name="T2">SRTF </text:span><text:span text:style-name="T3">(Auswahl des Threads mit kürzester Restlaufzeit)</text:span><text:span text:style-name="T2">, </text:span></text:p>
      <text:p text:style-name="P14"><text:span text:style-name="T3">FCFS (Bevorzugt lang laufende Threads in Bezug auf Ausführungsdauer),</text:span></text:p>
      <text:p text:style-name="P14"><text:span text:style-name="T3">SJF (wählt lauffähigen Thread mit kürzester Rechendauer)</text:span></text:p>
      <text:p text:style-name="P11"/>
      <text:p text:style-name="P10">d) Welche der traditionellen Scheduling-Verfahren FCFS, SJF und SRT minimieren</text:p>
      <text:p text:style-name="P10">die durchschnittle Ausführungsdauer?</text:p>
      <text:p text:style-name="P10"/>
      <text:p text:style-name="P8">SJF</text:p>
      <text:p text:style-name="P8"/>
      <text:p text:style-name="P12">e) Welche Rolle spielen die Zeitscheiben bei Round Robin-Scheduling?</text:p>
      <text:p text:style-name="P9">Die Zeitscheiben, stellen ein Quantum da in welchem ein Prozess auf der CPU rechnen kann. Ist das Quantum abgelaufen, wird er wieder in eine Warteschlange eingereiht.</text:p>
      <text:p text:style-name="P8"/>
      <text:p text:style-name="P12">f) Was ist Priority Inversion?</text:p>
      <text:p text:style-name="P9">Beispiel Anhand von drei Threads mit Priority: hoch, mittel und niedrig. Niedrig frägt Ressource an und bekommt diese. Hoher frägt dannach an und Ressourcen werden verwerht, da Niedriger exklusiven Zugriff hat. Mittlerer Priority Prozess frägt Resourcen an und bekommt diese. Mittlerer verdrängt indirekt den Höchstprioren. Problemlösung durch Prioritätsvererbung an niedrigsten.</text:p>
      <text:p text:style-name="P8"/>
      <text:p text:style-name="P12">g) Was bedeutet Prozessor-Affinität?</text:p>
      <text:p text:style-name="P8"/>
      <text:p text:style-name="P9">Der Versuch, Threads immer auf dem selben Prozessorkern zu hal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3.2$Linux_X86_64 LibreOffice_project/747b5d0ebf89f41c860ec2a39efd7cb15b54f2d8</meta:generator>
    <meta:creation-date>2020-05-01T09:08:00Z</meta:creation-date>
    <dc:date>2020-07-06T16:12:12.501972037</dc:date>
    <meta:editing-cycles>34</meta:editing-cycles>
    <meta:editing-duration>PT1H11M16S</meta:editing-duration>
    <meta:document-statistic meta:table-count="0" meta:image-count="0" meta:object-count="0" meta:page-count="1" meta:paragraph-count="25" meta:word-count="228" meta:character-count="1796" meta:non-whitespace-character-count="1592"/>
    <meta:template xlink:type="simple" xlink:actuate="onRequest" xlink:title="" xlink:href="../../Praktikum4/Praktikum4.odt/Normal"/>
  </office:meta>
</office:document-meta>
</file>